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1c9483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c9483"/>
    </style:style>
    <style:style style:name="T2" style:family="text">
      <style:text-properties fo:font-weight="bold" officeooo:rsid="001c9483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c9483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Nim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my_nim_project/</text:span></text:p>
      <text:p text:style-name="Preformatted_20_Text"><text:span text:style-name="Source_20_Text">│</text:span></text:p>
      <text:p text:style-name="Preformatted_20_Text"><text:span text:style-name="Source_20_Text">├── src/</text:span></text:p>
      <text:p text:style-name="Preformatted_20_Text"><text:span text:style-name="Source_20_Text">│ <text:s text:c="2"/>├── main.nim <text:s text:c="9"/># Main Nim source file</text:span></text:p>
      <text:p text:style-name="Preformatted_20_Text"><text:span text:style-name="Source_20_Text">│ <text:s text:c="2"/>├── module1.nim <text:s text:c="6"/># Additional Nim source files</text:span></text:p>
      <text:p text:style-name="Preformatted_20_Text"><text:span text:style-name="Source_20_Text">│ <text:s text:c="2"/>└── module2.nim</text:span></text:p>
      <text:p text:style-name="Preformatted_20_Text"><text:span text:style-name="Source_20_Text">│</text:span></text:p>
      <text:p text:style-name="Preformatted_20_Text"><text:span text:style-name="Source_20_Text">├── tests/</text:span></text:p>
      <text:p text:style-name="Preformatted_20_Text"><text:span text:style-name="Source_20_Text">│ <text:s text:c="2"/>├── test_module1.nim <text:s/># Nim test files</text:span></text:p>
      <text:p text:style-name="Preformatted_20_Text"><text:span text:style-name="Source_20_Text">│ <text:s text:c="2"/>└── test_module2.nim</text:span></text:p>
      <text:p text:style-name="Preformatted_20_Text"><text:span text:style-name="Source_20_Text">│</text:span></text:p>
      <text:p text:style-name="Preformatted_20_Text"><text:span text:style-name="Source_20_Text">├── docs/</text:span></text:p>
      <text:p text:style-name="Preformatted_20_Text"><text:span text:style-name="Source_20_Text">│ <text:s text:c="2"/>├── index.md <text:s text:c="9"/># Documentation files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examples/</text:span></text:p>
      <text:p text:style-name="Preformatted_20_Text"><text:span text:style-name="Source_20_Text">│ <text:s text:c="2"/>├── example1.nim <text:s text:c="5"/># Example Nim scripts</text:span></text:p>
      <text:p text:style-name="Preformatted_20_Text"><text:span text:style-name="Source_20_Text">│ <text:s text:c="2"/>└── ...</text:span></text:p>
      <text:p text:style-name="Preformatted_20_Text"><text:span text:style-name="Source_20_Text">│</text:span></text:p>
      <text:p text:style-name="Preformatted_20_Text"><text:span text:style-name="Source_20_Text">├── README.md <text:s text:c="12"/># Project README file</text:span></text:p>
      <text:p text:style-name="Preformatted_20_Text"><text:span text:style-name="Source_20_Text">├── LICENSE <text:s text:c="14"/># License file</text:span></text:p>
      <text:p text:style-name="P1"><text:span text:style-name="Source_20_Text">└── nimble.lock <text:s text:c="10"/># Nimble package lock file</text:span></text:p>
      <text:p text:style-name="Text_20_body"><text:span text:style-name="Strong_20_Emphasis">Directory Descriptions:</text:span></text:p>
      <text:list text:style-name="L1">
        <text:list-item>
          <text:p text:style-name="P3"><text:span text:style-name="Source_20_Text">src/</text:span>: Contains the main source code files of the Nim project.</text:p>
          <text:list>
            <text:list-item>
              <text:p text:style-name="P4"><text:span text:style-name="Source_20_Text">main.nim</text:span>: The main entry point of the Nim application.</text:p>
            </text:list-item>
            <text:list-item>
              <text:p text:style-name="P4">Additional Nim source files (<text:span text:style-name="Source_20_Text">module1.nim</text:span>, <text:span text:style-name="Source_20_Text">module2.nim</text:span>, etc.) containing various modules and functionalities of the project.</text:p>
            </text:list-item>
          </text:list>
        </text:list-item>
        <text:list-item>
          <text:p text:style-name="P3"><text:span text:style-name="Source_20_Text">tests/</text:span>: Contains test files for testing the Nim codebase.</text:p>
          <text:list>
            <text:list-item>
              <text:p text:style-name="P4">Test files (<text:span text:style-name="Source_20_Text">test_module1.nim</text:span>, <text:span text:style-name="Source_20_Text">test_module2.nim</text:span>, etc.) containing unit tests for different modules and components of the project.</text:p>
            </text:list-item>
          </text:list>
        </text:list-item>
        <text:list-item>
          <text:p text:style-name="P3"><text:span text:style-name="Source_20_Text">docs/</text:span>: Contains documentation files for the Nim project.</text:p>
          <text:list>
            <text:list-item>
              <text:p text:style-name="P4">Documentation files (<text:span text:style-name="Source_20_Text">index.md</text:span>, <text:span text:style-name="Source_20_Text">README.md</text:span>, etc.) providing information about the project, usage instructions, and API documentation.</text:p>
            </text:list-item>
          </text:list>
        </text:list-item>
        <text:list-item>
          <text:p text:style-name="P3"><text:span text:style-name="Source_20_Text">examples/</text:span>: Contains example scripts demonstrating the usage of the Nim project.</text:p>
          <text:list>
            <text:list-item>
              <text:p text:style-name="P4">Example scripts (<text:span text:style-name="Source_20_Text">example1.nim</text:span>, <text:span text:style-name="Source_20_Text">example2.nim</text:span>, etc.) showcasing different features and functionalities of the project.</text:p>
            </text:list-item>
          </text:list>
        </text:list-item>
        <text:list-item>
          <text:p text:style-name="P3"><text:span text:style-name="Source_20_Text">README.md</text:span>: README file containing an overview of the project, installation instructions, usage examples, and other relevant information.</text:p>
        </text:list-item>
        <text:list-item>
          <text:p text:style-name="P3"><text:span text:style-name="Source_20_Text">LICENSE</text:span>: License file containing the terms of use for the Nim project.</text:p>
        </text:list-item>
        <text:list-item>
          <text:p text:style-name="P3"><text:span text:style-name="Source_20_Text">nimble.lock</text:span>: Nimble package lock file containing dependency information and versions for reproducible builds.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06:35:33.328521255</meta:creation-date>
    <dc:date>2024-04-09T06:36:28.041190944</dc:date>
    <meta:editing-duration>PT55S</meta:editing-duration>
    <meta:editing-cycles>1</meta:editing-cycles>
    <meta:document-statistic meta:table-count="0" meta:image-count="0" meta:object-count="0" meta:page-count="2" meta:paragraph-count="36" meta:word-count="246" meta:character-count="1681" meta:non-whitespace-character-count="1399"/>
    <meta:generator>LibreOffice/7.6.6.3$Linux_X86_64 LibreOffice_project/60$Build-3</meta:generator>
  </office:meta>
</office:document-meta>
</file>